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officeooo:rsid="00107c97" officeooo:paragraph-rsid="00107c9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16pt" fo:font-weight="bold" officeooo:rsid="00107c97" officeooo:paragraph-rsid="00107c97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1660e6" officeooo:paragraph-rsid="00107c97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6pt" fo:font-weight="bold" officeooo:rsid="001c4bf5" officeooo:paragraph-rsid="001c4bf5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6pt" officeooo:rsid="00107c97" officeooo:paragraph-rsid="00107c97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6pt" officeooo:rsid="00107c97" officeooo:paragraph-rsid="00107c97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6pt" officeooo:rsid="00107c97" officeooo:paragraph-rsid="0021460d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6pt" officeooo:rsid="00107c97" officeooo:paragraph-rsid="0026b5ec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6pt" officeooo:rsid="00107c97" officeooo:paragraph-rsid="00107c97" style:font-size-asian="16pt" style:font-size-complex="16pt"/>
    </style:style>
    <style:style style:name="P10" style:family="paragraph" style:parent-style-name="Standard">
      <style:text-properties style:font-name="Arial" fo:font-size="16pt" officeooo:rsid="00107c97" officeooo:paragraph-rsid="00107c97" style:font-size-asian="16pt" style:font-size-complex="16pt"/>
    </style:style>
    <style:style style:name="T1" style:family="text">
      <style:text-properties officeooo:rsid="00132ab9"/>
    </style:style>
    <style:style style:name="T2" style:family="text">
      <style:text-properties officeooo:rsid="001660e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2ab9" style:font-weight-asian="bold" style:font-weight-complex="bold"/>
    </style:style>
    <style:style style:name="T5" style:family="text">
      <style:text-properties fo:font-weight="bold" officeooo:rsid="001660e6" style:font-weight-asian="bold" style:font-weight-complex="bold"/>
    </style:style>
    <style:style style:name="T6" style:family="text">
      <style:text-properties fo:font-weight="bold" officeooo:rsid="00253bdc" style:font-weight-asian="bold" style:font-weight-complex="bold"/>
    </style:style>
    <style:style style:name="T7" style:family="text">
      <style:text-properties fo:font-weight="bold" officeooo:rsid="0026b5ec" style:font-weight-asian="bold" style:font-weight-complex="bold"/>
    </style:style>
    <style:style style:name="T8" style:family="text">
      <style:text-properties officeooo:rsid="001bc02b"/>
    </style:style>
    <style:style style:name="T9" style:family="text">
      <style:text-properties officeooo:rsid="00214553"/>
    </style:style>
    <style:style style:name="T10" style:family="text">
      <style:text-properties officeooo:rsid="00253bdc"/>
    </style:style>
    <style:style style:name="T11" style:family="text">
      <style:text-properties officeooo:rsid="00284b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Solicito: <text:s/><text:span text:style-name="T9">Constancia Investigador</text:span></text:p>
      <text:p text:style-name="P1"/>
      <text:p text:style-name="P1"/>
      <text:p text:style-name="P1">M.Sc <text:span text:style-name="T8">Manuel Castillo Cara</text:span></text:p>
      <text:p text:style-name="P1"/>
      <text:p text:style-name="P1">Director</text:p>
      <text:p text:style-name="P4">Laboratorio de Investigación de Tecnologías Ubícuas - CTIC</text:p>
      <text:p text:style-name="P1">UNIVERSIDAD NACIONAL DE INGENIERÍA</text:p>
      <text:p text:style-name="P5"/>
      <text:p text:style-name="P5">De mi mayor consideración:</text:p>
      <text:p text:style-name="P6">Yo,<text:span text:style-name="T3"> </text:span><text:span text:style-name="T4">Oscar Huarcaya Canal</text:span><text:span text:style-name="T1">, </text:span>de la especialidad de <text:span text:style-name="T3">Ciencia de la Computación</text:span>, de la Universidad Nacional de Ingeniería. Me presento y expongo que:</text:p>
      <text:p text:style-name="P6"/>
      <text:p text:style-name="P8">Solicito a usted, se me pueda emitir un<text:span text:style-name="T10">a</text:span> <text:span text:style-name="T10">constancia de Investigador en los temas de </text:span><text:span text:style-name="T6">Metaheurísiticas de Optimización </text:span><text:span text:style-name="T7">y automatización de Machine Learning y Data Science,</text:span><text:span text:style-name="T2"> realizando la evaluación del rendimiento, eficacia y funcionamiento de algoritmos genéticos EAS y de estimación de distribuciones EDAS, con el fin de detectar la mejor configuración en un espacio de valores para mejorar la precisión de modelos de Machine Learning; durante </text:span>el <text:span text:style-name="T1">01</text:span> de <text:span text:style-name="T1">agosto </text:span>del 201<text:span text:style-name="T1">7</text:span> hasta el <text:span text:style-name="T11">15</text:span> de <text:span text:style-name="T11">marzo </text:span>del 201<text:span text:style-name="T1">8.</text:span></text:p>
      <text:p text:style-name="P8"/>
      <text:p text:style-name="P7"/>
      <text:p text:style-name="P6">Sin más que agregar, le agradezco la atención prestada y espero su pronta respuesta.</text:p>
      <text:p text:style-name="P6"/>
      <text:p text:style-name="P6">Atentamente.</text:p>
      <text:p text:style-name="P5"/>
      <text:p text:style-name="P9">_____________________________</text:p>
      <text:p text:style-name="P3">Oscar Huarcaya Canal</text:p>
      <text:p text:style-name="P9">DNI: <text:span text:style-name="T5">72077488</text:span></text:p>
      <text:p text:style-name="P9">Código-UNI: <text:span text:style-name="T3">201</text:span><text:span text:style-name="T5">04107k</text:span></text:p>
      <text:p text:style-name="P5"/>
      <text:p text:style-name="P5"/>
      <text:p text:style-name="P5">Lima, <text:span text:style-name="T5">05</text:span> de <text:span text:style-name="T5">Marzo</text:span><text:span text:style-name="T2"> </text:span>del <text:span text:style-name="T3">2018</text:span>.</text:p>
      <text:p text:style-name="P5">Universidad Nacional de Ingenierí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1.65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1:41:13.426165809</meta:creation-date>
    <dc:date>2018-03-13T01:34:47.243130880</dc:date>
    <meta:editing-duration>PT2H8M50S</meta:editing-duration>
    <meta:editing-cycles>5</meta:editing-cycles>
    <meta:generator>LibreOffice/6.0.1.1$Linux_X86_64 LibreOffice_project/00m0$Build-1</meta:generator>
    <meta:document-statistic meta:table-count="0" meta:image-count="0" meta:object-count="0" meta:page-count="1" meta:paragraph-count="16" meta:word-count="160" meta:character-count="1070" meta:non-whitespace-character-count="921"/>
  </office:meta>
</office:document-meta>
</file>